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P2" style:family="paragraph" style:parent-style-name="Standard">
      <style:paragraph-properties fo:margin-left="0.501cm" fo:margin-right="0cm" fo:text-indent="0cm" style:auto-text-indent="false"/>
    </style:style>
    <style:style style:name="P3" style:family="paragraph" style:parent-style-name="Standard">
      <style:paragraph-properties fo:margin-left="0.501cm" fo:margin-right="0cm" fo:text-indent="0cm" style:auto-text-indent="false" fo:break-before="page"/>
    </style:style>
    <style:style style:name="P4" style:family="paragraph" style:parent-style-name="Standard">
      <style:paragraph-properties fo:margin-left="0.501cm" fo:margin-right="0cm" fo:text-indent="-0.501cm" style:auto-text-indent="false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fo:color="#3f4c98" style:font-name="Arial" fo:font-size="16pt" fo:language="fi" fo:country="FI" fo:font-weight="bold" officeooo:rsid="001d81bf" officeooo:paragraph-rsid="001d81bf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fo:color="#3f4c98" style:font-name="Arial" fo:font-size="16pt" fo:language="fi" fo:country="FI" fo:font-weight="bold" officeooo:rsid="001d81bf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fo:language="none" fo:country="none" style:language-asian="none" style:country-asian="none" style:font-name-complex="Arial" style:font-size-complex="10pt"/>
    </style:style>
    <style:style style:name="T2" style:family="text">
      <style:text-properties fo:language="none" fo:country="none" officeooo:rsid="001d2dff" style:language-asian="none" style:country-asian="none" style:font-name-complex="Arial" style:font-size-complex="10pt"/>
    </style:style>
    <style:style style:name="T3" style:family="text">
      <style:text-properties officeooo:rsid="001b8c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P5" text:outline-level="1">SQL Server Error Levels</text:h>
      <text:p text:style-name="P7"/>
      <text:p text:style-name="P4"><text:span text:style-name="T3">a</text:span>) <text:tab/>Mitkä hälytykset (error levels) kannattaa laittaa esimerkiksi SQL Server:ssä tulemaan dba:n sähköpostiin. Ainakin jos ylläpidettäviä tietokantoja on vain yksi.<text:line-break/><text:line-break/>Vastaus:<text:line-break/>Microsoft Server:in tärkeimmät/vakavimmat hälytykset ovat välillä 19-24. Niistä on kerrottu kattavasti osoitteissa: <text:a xlink:type="simple" xlink:href="http://technet.microsoft.com/en-us/library/ms180982(v=sql.105).aspx" text:style-name="Internet_20_link" text:visited-style-name="Visited_20_Internet_20_Link"><text:span text:style-name="Internet_20_link">http://technet.microsoft.com/en-us/library/ms180982(v=sql.105).aspx</text:span></text:a>, <text:line-break/><text:a xlink:type="simple" xlink:href="http://technet.microsoft.com/en-us/library/ms175076(v=sql.105).aspx" text:style-name="Internet_20_link" text:visited-style-name="Visited_20_Internet_20_Link"><text:span text:style-name="Internet_20_link">http://technet.microsoft.com/en-us/library/ms175076(v=sql.105).aspx</text:span></text:a>. Itse error level:ien numerot ja niiden merkitys on kerrottu osoitteessa: <text:a xlink:type="simple" xlink:href="http://technet.microsoft.com/en-us/library/ms164086.aspx" text:style-name="Internet_20_link" text:visited-style-name="Visited_20_Internet_20_Link"><text:span text:style-name="Internet_20_link">http://technet.microsoft.com/en-us/library/ms164086.aspx</text:span></text:a>.</text:p>
      <text:p text:style-name="P2"><text:line-break/><text:line-break/></text:p>
      <text:p text:style-name="P3">IBM DB2:n dokumentaatiossa on ehkä selkeimmin kerrottu trace:istä: <text:a xlink:type="simple" xlink:href="http://publib.boulder.ibm.com/infocenter/db2luw/v9r5/index.jsp?topic=%2Fcom.ibm.db2.luw.admin.trb.doc%2Fdoc%2Fc0020800.html" text:style-name="Internet_20_link" text:visited-style-name="Visited_20_Internet_20_Link"><text:span text:style-name="Internet_20_link">http://publib.boulder.ibm.com/infocenter/db2luw/v9r5/index.jsp?topic=%2Fcom.ibm.db2.luw.admin.trb.doc%2Fdoc%2Fc0020800.html</text:span></text:a>. Trace:en avulla voi siis tallentaa tietoa tietokantapalvelimessa suoritettavista operaatioista ja tapahtumista. Edellä esiteltyjä monitoroitavia asioita voi siis automatisoida seurantaan ja tallentaa syntyvät ”raportit” trace:n avulla.<text:tab/></text:p>
      <text:p text:style-name="P4"/>
      <text:p text:style-name="P4"><text:tab/>Microsoft:in SQL Server trace:stä on kerrottu osoitteessa: <text:a xlink:type="simple" xlink:href="http://msdn.microsoft.com/en-us/library/hh245121.aspx" text:style-name="Internet_20_link" text:visited-style-name="Visited_20_Internet_20_Link"><text:span text:style-name="Internet_20_link">http://msdn.microsoft.com/en-us/library/hh245121.aspx</text:span></text:a> ja <text:s/><text:a xlink:type="simple" xlink:href="http://msdn.microsoft.com/en-us/library/ms188662.aspx" text:style-name="Internet_20_link" text:visited-style-name="Visited_20_Internet_20_Link"><text:span text:style-name="Internet_20_link">http://msdn.microsoft.com/en-us/library/ms188662.aspx</text:span></text:a> <text:lin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35cm" fo:margin-bottom="0.212cm" loext:contextual-spacing="false"/>
      <style:text-properties fo:color="#3f4c98"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language="none" fo:country="none" fo:font-weight="bold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4" style:family="paragraph" style:parent-style-name="Standard">
      <style:paragraph-properties fo:margin-top="0.494cm" fo:margin-bottom="0.494cm" loext:contextual-spacing="false"/>
      <style:text-properties fo:font-style="italic" style:font-style-asian="italic" style:font-style-complex="italic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0.99pt solid #000000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</style:style>
    <style:style style:name="xl3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</style:style>
    <style:style style:name="xl35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none" fo:border-bottom="none"/>
    </style:style>
    <style:style style:name="xl37" style:family="paragraph" style:parent-style-name="Standard">
      <style:paragraph-properties fo:margin-top="0.494cm" fo:margin-bottom="0.494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xl38" style:family="paragraph" style:parent-style-name="Standard">
      <style:paragraph-properties fo:margin-top="0.494cm" fo:margin-bottom="0.494cm" loext:contextual-spacing="false"/>
    </style:style>
    <style:style style:name="xl3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</style:style>
    <style:style style:name="xl4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</style:style>
    <style:style style:name="xl4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</style:style>
    <style:style style:name="xl4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</style:style>
    <style:style style:name="xl47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</style:style>
    <style:style style:name="xl48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4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0.99pt solid #000000"/>
    </style:style>
    <style:style style:name="xl5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58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5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</style:style>
    <style:style style:name="xl6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</style:style>
    <style:style style:name="xl6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6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0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7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normal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223cm"/>
          <style:tab-stop style:position="16.983cm" style:type="right" style:leader-style="dotted" style:leader-text="."/>
        </style:tab-stops>
      </style:paragraph-properties>
    </style:style>
    <style:style style:name="Style_20_Heading_20_3_20__2b__20_10_20_pt" style:display-name="Style Heading 3 + 10 pt" style:family="paragraph" style:parent-style-name="Heading_20_3" style:next-style-name="Normal_20_Indent" style:default-outline-level="" style:list-style-name="">
      <style:paragraph-properties>
        <style:tab-stops>
          <style:tab-stop style:position="0.953cm"/>
        </style:tab-stops>
      </style:paragraph-properties>
      <style:text-properties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2.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Otsikko_20_3_20__2b__20_10_20_pt" style:display-name="Otsikko 3 + 10 pt" style:family="paragraph" style:parent-style-name="Heading_20_3" style:next-style-name="Standard" style:default-outline-level="" style:list-style-name="WW8Num5">
      <style:paragraph-properties>
        <style:tab-stops>
          <style:tab-stop style:position="0cm"/>
          <style:tab-stop style:position="0.953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SP.9.110680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661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929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2.3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rmal_20_Char" style:display-name="normal Char" style:family="text">
      <style:text-properties fo:color="#404040" style:font-name="Verdana" fo:font-family="Verdana" style:font-family-generic="swiss" style:font-pitch="variable" fo:font-size="10.5pt" fo:language="fi" fo:country="FI" fo:font-weight="bold" style:font-size-asian="10.5pt" style:font-weight-asian="bold" style:font-name-complex="Verdana" style:font-family-complex="Verdana" style:font-family-generic-complex="swiss" style:font-pitch-complex="variable" style:font-size-complex="10.5pt" style:language-complex="ar" style:country-complex="SA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yle_20_Heading_20_3_20__2b__20_10_20_pt_20_Char" style:display-name="Style Heading 3 + 10 pt Char" style:family="text" style:parent-style-name="Heading_20_3_20_Char"/>
    <style:style style:name="Otsikko_20_3_20__2b__20_10_20_pt_20_Char" style:display-name="Otsikko 3 + 10 pt Char" style:family="text">
      <style:text-properties style:font-name="Arial" fo:font-family="Arial" style:font-family-generic="swiss" style:font-pitch="variable" fo:language="none" fo:country="non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_20_Char" style:display-name="Footer Char" style:family="text">
      <style:text-properties fo:font-size="12pt" fo:language="fi" fo:country="FI" style:font-size-asian="12pt" style:font-size-complex="12pt" style:language-complex="ar" style:country-complex="SA"/>
    </style:style>
    <style:style style:name="Normal_20_Indent_20_Char" style:display-name="Normal Indent Char" style:family="text">
      <style:text-properties fo:font-size="12pt" fo:language="fi" fo:country="FI" style:font-size-asian="12pt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C.9.303106" style:family="text">
      <style:text-properties fo:color="#000000" fo:font-size="10pt" style:font-size-asian="10pt" style:font-name-complex="Palatino" style:font-family-complex="Palatino, 'Book Antiqua'" style:font-family-generic-complex="roma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18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 text:start-value="19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11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16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z0" style:num-format="1" text:start-value="2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font-name-complex="Arial" style:font-size-complex="10pt"/>
    </style:style>
    <style:style style:name="MT1" style:family="text">
      <style:text-properties fo:language="none" fo:country="none" style:language-asian="none" style:country-asian="none" style:font-name-complex="Arial" style:font-size-complex="10pt"/>
    </style:style>
    <style:style style:name="MT2" style:family="text">
      <style:text-properties fo:language="none" fo:country="none" officeooo:rsid="001d2dff" style:language-asian="none" style:country-asian="none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4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Haaga-Helia</text:p>
        <text:p text:style-name="Header"><text:span text:style-name="MT1">SOF006AS3A,Tietokan</text:span><text:span text:style-name="MT2">nan </text:span><text:span text:style-name="MT1">hallinta <text:line-break/>Sauli Isonikkilä<text:tab/><text:tab/></text:span><text:span text:style-name="Page_20_Number"><text:span text:style-name="MT1"><text:page-number text:select-page="current">2</text:page-number></text:span></text:span><text:span text:style-name="Page_20_Number"><text:span text:style-name="MT1">(</text:span></text:span><text:span text:style-name="Page_20_Number"><text:span text:style-name="MT1"><text:page-count style:num-format="1">2</text:page-count></text:span></text:span><text:span text:style-name="Page_20_Number"><text:span text:style-name="MT1">)</text:span></text:span></text:p>
        <text:p text:style-name="Header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BM DB2</dc:title>
    <dc:subject>Tietokantahallinta</dc:subject>
    <meta:keyword/>
    <meta:initial-creator>Sauli Isonikkilä</meta:initial-creator>
    <meta:creation-date>2012-10-19T09:09:00</meta:creation-date>
    <dc:creator>Sauli Isonikkilä </dc:creator>
    <dc:date>2024-03-19T14:26:57.039000000</dc:date>
    <meta:print-date>2012-11-13T10:18:00</meta:print-date>
    <meta:editing-cycles>130</meta:editing-cycles>
    <meta:editing-duration>PT20H4M34S</meta:editing-duration>
    <meta:generator>LibreOffice/6.4.7.2$Windows_X86_64 LibreOffice_project/639b8ac485750d5696d7590a72ef1b496725cfb5</meta:generator>
    <meta:document-statistic meta:table-count="0" meta:image-count="0" meta:object-count="0" meta:page-count="2" meta:paragraph-count="7" meta:word-count="100" meta:character-count="1251" meta:non-whitespace-character-count="1145"/>
  </office:meta>
</office:document-meta>
</file>